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2.3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nsor PCB Parts List: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tance Sensor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https://amzn.to/3rJBAh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k Resist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 uF Capacit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41 Op 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amzn.to/3J6zb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od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FT PCB Parts List</text:p>
          </table:table-cell>
          <table:table-cell office:value-type="string" calcext:value-type="string">
            <text:p>741 Op Amp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SP43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P Switch w 3 switch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opixel Stri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sistors?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witches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11:07:09.1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21:00:59.800000000</meta:creation-date>
    <meta:generator>LibreOffice/7.1.2.2$Windows_X86_64 LibreOffice_project/8a45595d069ef5570103caea1b71cc9d82b2aae4</meta:generator>
    <dc:date>2022-02-05T11:09:51.064000000</dc:date>
    <meta:editing-duration>PT8M34S</meta:editing-duration>
    <meta:editing-cycles>2</meta:editing-cycles>
    <meta:document-statistic meta:table-count="1" meta:cell-count="26" meta:object-count="0"/>
  </office:meta>
</office:document-meta>
</file>